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96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5.06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kill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ftwarearchitektur</text:p>
          </table:table-cell>
          <table:table-cell/>
          <table:table-cell office:value-type="string" calcext:value-type="string">
            <text:p>/leistungen/softwarearchitektu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ftwareentwicklung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mmunikati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tlin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il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ean Cod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S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DD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ML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umb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C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C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asti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res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gma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ewaltfrei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X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rraform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S Cod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droid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gula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xum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ddy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loudform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fluen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ock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ropwizard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herki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thub Actio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tlab CI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oovy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ibernat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kscap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lliJ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X-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es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ir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P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S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S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SON-API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n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k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N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cO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noli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nolia CM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ckito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goDB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goo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ySQ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st.J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gin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de.j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penAPI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c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stgreSQ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ku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dpand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steasy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cke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us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crum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C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lenium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ketch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ap UI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r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blim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velt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mca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nsaktionsanaly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bun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adi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ue.j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ebpack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S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SLT</text:p>
          </table:table-cell>
          <table:table-cell table:number-columns-repeated="2"/>
        </table:table-row>
      </table:table>
      <table:table table:name="skills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ftwarearchitektur</text:p>
          </table:table-cell>
          <table:table-cell/>
          <table:table-cell office:value-type="string" calcext:value-type="string">
            <text:p>/leistungen/softwarearchitektu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ftwareentwicklung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mmunikatio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tli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il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ean Cod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D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M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W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cumbe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n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C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C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astic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pres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gm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waltfrei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XC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rraform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S Cod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oi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gula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u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dd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udformati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luen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k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pwizar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T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herki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thub Action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tlab CI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ov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berna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kscap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elliJ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X-R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s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ir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NI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F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ON-API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i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fk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NX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cO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gnoli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gnolia CM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ckit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ngoD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ngoo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ySQ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st.J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ginx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de.j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API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ce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tgreSQ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arku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pand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teas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cke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ru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leniu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ap UI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ring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bl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vel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mca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nsaktionsanaly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buntu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adi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e.j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bpac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S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M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S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SLT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kills.A1:skills.C92">
          <table:sort>
            <table:sort-by table:field-number="0" table:data-type="automatic"/>
          </table:sort>
        </table:database-range>
        <table:database-range table:name="__Anonymous_Sheet_DB__1" table:target-range-address="skills_2.A1:skills_2.B9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8T17:54:56.671001791</dc:date>
    <meta:editing-duration>PT6H57M14S</meta:editing-duration>
    <meta:editing-cycles>10</meta:editing-cycles>
    <meta:generator>LibreOffice/7.6.2.1$MacOSX_AARCH64 LibreOffice_project/56f7684011345957bbf33a7ee678afaf4d2ba333</meta:generator>
    <meta:document-statistic meta:table-count="2" meta:cell-count="387" meta:object-count="0"/>
  </office:meta>
</office:document-meta>
</file>